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7146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0.3382in"/>
    </style:style>
    <style:style style:name="co6" style:family="table-column">
      <style:table-column-properties fo:break-before="auto" style:column-width="1.7929in"/>
    </style:style>
    <style:style style:name="co7" style:family="table-column">
      <style:table-column-properties fo:break-before="auto" style:column-width="0.9528in"/>
    </style:style>
    <style:style style:name="co8" style:family="table-column">
      <style:table-column-properties fo:break-before="auto" style:column-width="1.1874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Ingrediente</text:p>
          </table:table-cell>
          <table:table-cell office:value-type="string" calcext:value-type="string">
            <text:p>Modificador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Medida Exacta (oz)</text:p>
          </table:table-cell>
          <table:table-cell office:value-type="string" calcext:value-type="string">
            <text:p>Opcional</text:p>
          </table:table-cell>
          <table:table-cell office:value-type="string" calcext:value-type="string">
            <text:p>Recet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Subcategorí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 office:value-type="string" calcext:value-type="string">
            <text:p>Condens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Leche Condensad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t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Leche Condensad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Ligeramente Bati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da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Leche Condensad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Leche Condensad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Leche Condensad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z</text:p>
          </table:table-cell>
          <table:table-cell office:value-type="string" calcext:value-type="string">
            <text:p>Molid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iz y Calabaz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labaza</text:p>
          </table:table-cell>
          <table:table-cell office:value-type="string" calcext:value-type="string">
            <text:p>Cruda Rallad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iz y Calabaz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Tusas del Mai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z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iz y Calabaz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iz y Calabaz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iz y Calabaz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iz y Calabaz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iz y Calabaz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iz y Calabaz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Pul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ng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ng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da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ng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string" calcext:value-type="string">
            <text:p>cucharadita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Mang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ña</text:p>
          </table:table-cell>
          <table:table-cell office:value-type="string" calcext:value-type="string">
            <text:p>Jug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Pi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Pi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da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Pi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ogur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Ligeramente Bati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d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ogu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2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2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nid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2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2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de Yogur 2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para niños menores de 1 añ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Y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para niños menores de 1 añ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charadit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para niños menores de 1 añ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string" calcext:value-type="string">
            <text:p>cucharadita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para niños menores de 1 añ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n para niños menores de 1 añ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3/4" office:value-type="float" office:value="0.75" calcext:value-type="float">
            <text:p>0.75</text:p>
          </table:table-cell>
          <table:table-cell office:value-type="string" calcext:value-type="string">
            <text:p>taz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ogu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Agre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Agre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Agre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R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 gus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Agre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 gus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Agre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 gus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Agre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arrones</text:p>
          </table:table-cell>
          <table:table-cell office:value-type="string" calcext:value-type="string">
            <text:p>Remojados y escurri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Bat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oz</text:p>
          </table:table-cell>
          <table:table-cell office:value-type="string" calcext:value-type="string">
            <text:p>Cocin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Jugo</text:p>
          </table:table-cell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Molid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s</text:p>
          </table:table-cell>
          <table:table-cell office:value-type="string" calcext:value-type="string">
            <text:p>Machacad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 rallad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Fritu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arrones</text:p>
          </table:table-cell>
          <table:table-cell office:value-type="string" calcext:value-type="string">
            <text:p>Liquido escurrido de los remojado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 office:value-type="string" calcext:value-type="string">
            <text:p>Condens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harada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char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cito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cito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cito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turas de Arroz con Natill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a</text:p>
          </table:table-cell>
          <table:table-cell office:value-type="string" calcext:value-type="string">
            <text:p>Manteca o Mantequilla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string" calcext:value-type="string">
            <text:p>taza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1+1/2"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3+1/2" office:value-type="float" office:value="3.5" calcext:value-type="float">
            <text:p>3.5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a</text:p>
          </table:table-cell>
          <table:table-cell office:value-type="string" calcext:value-type="string">
            <text:p>Manteca o Mantequilla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string" calcext:value-type="string">
            <text:p>taza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remor Tartar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1+1/2"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remor Tartar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remor Tartar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remor Tartar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mor Tarta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remor Tartar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3+1/2" office:value-type="float" office:value="3.5" calcext:value-type="float">
            <text:p>3.5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remor Tartar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remor Tartar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remor Tartar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remor Tartar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a</text:p>
          </table:table-cell>
          <table:table-cell office:value-type="string" calcext:value-type="string">
            <text:p>Manteca o Mantequilla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string" calcext:value-type="string">
            <text:p>taza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1+1/2"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3+1/2" office:value-type="float" office:value="3.5" calcext:value-type="float">
            <text:p>3.5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Ralladas y Derreti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tillas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a</text:p>
          </table:table-cell>
          <table:table-cell office:value-type="string" calcext:value-type="string">
            <text:p>Manteca o Mantequilla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string" calcext:value-type="string">
            <text:p>taza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1+1/2"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Jugo</text:p>
          </table:table-cell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t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t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3+1/2" office:value-type="float" office:value="3.5" calcext:value-type="float">
            <text:p>3.5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Rallad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a</text:p>
          </table:table-cell>
          <table:table-cell office:value-type="string" calcext:value-type="string">
            <text:p>Manteca o Mantequilla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string" calcext:value-type="string">
            <text:p>taza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ña</text:p>
          </table:table-cell>
          <table:table-cell office:value-type="string" calcext:value-type="string">
            <text:p>Melado</text:p>
          </table:table-cell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3+1/2" office:value-type="float" office:value="3.5" calcext:value-type="float">
            <text:p>3.5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Mol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eticas Con Melado de Cañ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a</text:p>
          </table:table-cell>
          <table:table-cell office:value-type="string" calcext:value-type="string">
            <text:p>Manteca o Mantequilla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string" calcext:value-type="string">
            <text:p>taza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Naranj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1+1/2"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Naranj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Naranj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Jugo</text:p>
          </table:table-cell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Naranj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Naranj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3+1/2" office:value-type="float" office:value="3.5" calcext:value-type="float">
            <text:p>3.5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Naranj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Naranj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Naranj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Rallad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Naranj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a</text:p>
          </table:table-cell>
          <table:table-cell office:value-type="string" calcext:value-type="string">
            <text:p>Manteca o Mantequilla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office:value-type="string" calcext:value-type="string">
            <text:p>taza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1+1/2"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ogur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3+1/2" office:value-type="float" office:value="3.5" calcext:value-type="float">
            <text:p>3.5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ticas Con Yogu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all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Hirvie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latin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elati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tina</text:p>
          </table:table-cell>
          <table:table-cell office:value-type="string" calcext:value-type="string">
            <text:p>Comercial Preparad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latin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elati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F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latin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elati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Jug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charada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Rallad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2/3" office:value-type="float" office:value="0.666666666666667" calcext:value-type="float">
            <text:p>0.666666666666667</text:p>
          </table:table-cell>
          <table:table-cell office:value-type="string" calcext:value-type="string">
            <text:p>taza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1+1/3" office:value-type="float" office:value="1.33333333333333" calcext:value-type="float">
            <text:p>1.33333333333333</text:p>
          </table:table-cell>
          <table:table-cell office:value-type="string" calcext:value-type="string">
            <text:p>taza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Rall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harada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2/3" office:value-type="float" office:value="0.666666666666667" calcext:value-type="float">
            <text:p>0.666666666666667</text:p>
          </table:table-cell>
          <table:table-cell office:value-type="string" calcext:value-type="string">
            <text:p>taza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Trigo</text:p>
          </table:table-cell>
          <table:table-cell table:formula="of:=1+1/3" office:value-type="float" office:value="1.33333333333333" calcext:value-type="float">
            <text:p>1.33333333333333</text:p>
          </table:table-cell>
          <table:table-cell office:value-type="string" calcext:value-type="string">
            <text:p>taza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carbonato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Chocola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Ju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Rallad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para Are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quet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icas de Limon 1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Gotic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na</text:p>
          </table:table-cell>
          <table:table-cell office:value-type="string" calcext:value-type="string">
            <text:p>Ma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za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ngib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 office:value-type="string" calcext:value-type="string">
            <text:p>Jal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charad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1+1/4" office:value-type="float" office:value="1.25" calcext:value-type="float">
            <text:p>1.25</text:p>
          </table:table-cell>
          <table:table-cell office:value-type="string" calcext:value-type="string">
            <text:p>taza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ina en dulce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Harina en dul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 office:value-type="string" calcext:value-type="string">
            <text:p>Condensada</text:p>
          </table:table-cell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Acaramelad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za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Acaramelad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Blanca o Prie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har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Acaramelad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cucharadita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Acaramelad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cen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Acaramelad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cucharadita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Acaramelad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Cl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Acaramelad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eng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Blan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har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Acaramelad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eng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Blanca o Prie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har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Acaramelada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aramel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Almi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za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Almi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Almi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Clara</text:p>
          </table:table-cell>
          <table:table-cell/>
          <table:table-cell office:value-type="string" calcext:value-type="string">
            <text:p>un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eng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eng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zca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eng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mib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za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 de Lim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cen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cha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 de Lim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char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 de Lim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Y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 de Lim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Rallad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 de Lim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 de Lim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Ju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s Flotantes de Lim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 de Lim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z</text:p>
          </table:table-cell>
          <table:table-cell office:value-type="string" calcext:value-type="string">
            <text:p>Tierno Moli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are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jar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z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are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jar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are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jar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are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jar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are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jar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aret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jar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jar Blan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cen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t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af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af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af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jar Blanco de Caf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af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cen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af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t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af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af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Fuer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af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o</text:p>
          </table:table-cell>
          <table:table-cell office:value-type="string" calcext:value-type="string">
            <text:p>Le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o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 office:value-type="string" calcext:value-type="string">
            <text:p>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o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o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jar Blanco de Co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o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cen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o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t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o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o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jar Blanco de Coc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jar Blan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Maduros o pint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o en 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go en Almi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o en 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go en Almi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o en 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go en Almi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ota</text:p>
          </table:table-cell>
          <table:table-cell table:formula="of:=6*0.02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o en Almibar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ango en Almi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Cla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dad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eng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ucharada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eng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eng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cucharadita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Ye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d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3/4" office:value-type="float" office:value="0.75" calcext:value-type="float">
            <text:p>0.75</text:p>
          </table:table-cell>
          <table:table-cell office:value-type="string" calcext:value-type="string">
            <text:p>taz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engon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Cre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office:value-type="string" calcext:value-type="string">
            <text:p>Cascara Molida</text:p>
          </table:table-cell>
          <table:table-cell table:formula="of:=3/4" office:value-type="float" office:value="0.75" calcext:value-type="float">
            <text:p>0.75</text:p>
          </table:table-cell>
          <table:table-cell office:value-type="string" calcext:value-type="string">
            <text:p>taza</text:p>
          </table:table-cell>
          <table:table-cell office:value-type="float" office:value="4.125" calcext:value-type="float">
            <text:p>4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Cascara Molida</text:p>
          </table:table-cell>
          <table:table-cell table:formula="of:=3/4" office:value-type="float" office:value="0.75" calcext:value-type="float">
            <text:p>0.75</text:p>
          </table:table-cell>
          <table:table-cell office:value-type="string" calcext:value-type="string">
            <text:p>taza</text:p>
          </table:table-cell>
          <table:table-cell office:value-type="float" office:value="4.125" calcext:value-type="float">
            <text:p>4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darina</text:p>
          </table:table-cell>
          <table:table-cell office:value-type="string" calcext:value-type="string">
            <text:p>Cascara Molida</text:p>
          </table:table-cell>
          <table:table-cell table:formula="of:=3/4" office:value-type="float" office:value="0.75" calcext:value-type="float">
            <text:p>0.75</text:p>
          </table:table-cell>
          <table:table-cell office:value-type="string" calcext:value-type="string">
            <text:p>taza</text:p>
          </table:table-cell>
          <table:table-cell office:value-type="float" office:value="4.125" calcext:value-type="float">
            <text:p>4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onja</text:p>
          </table:table-cell>
          <table:table-cell office:value-type="string" calcext:value-type="string">
            <text:p>Cascara Molida</text:p>
          </table:table-cell>
          <table:table-cell table:formula="of:=3/4" office:value-type="float" office:value="0.75" calcext:value-type="float">
            <text:p>0.75</text:p>
          </table:table-cell>
          <table:table-cell office:value-type="string" calcext:value-type="string">
            <text:p>taza</text:p>
          </table:table-cell>
          <table:table-cell office:value-type="float" office:value="4.125" calcext:value-type="float">
            <text:p>4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z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Blan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za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Prieta</text:p>
          </table:table-cell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table:formula="of:=2+1/2" office:value-type="float" office:value="2.5" calcext:value-type="float">
            <text:p>2.5</text:p>
          </table:table-cell>
          <table:table-cell office:value-type="string" calcext:value-type="string">
            <text:p>taz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Citricos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ayaba</text:p>
          </table:table-cell>
          <table:table-cell office:value-type="string" calcext:value-type="string">
            <text:p>Pul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Guayab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F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Guayab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Guayaba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Pul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za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Mang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z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Mang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melada de Mang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Mermel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 office:value-type="string" calcext:value-type="string">
            <text:p>Jal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z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Y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charada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dazo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Jalea de Leche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taza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Caramel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table:formula="of:=1+1/2" office:value-type="float" office:value="1.5" calcext:value-type="float">
            <text:p>1.5</text:p>
          </table:table-cell>
          <table:table-cell office:value-type="string" calcext:value-type="string">
            <text:p>taz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Caramel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he</text:p>
          </table:table-cell>
          <table:table-cell office:value-type="string" calcext:value-type="string">
            <text:p>Condensada</text:p>
          </table:table-cell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t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Caramel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cen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Caramel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Y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Caramel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table:formula="of:=1/4" office:value-type="float" office:value="0.25" calcext:value-type="float">
            <text:p>0.25</text:p>
          </table:table-cell>
          <table:table-cell office:value-type="string" calcext:value-type="string">
            <text:p>cucharadita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Caramel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in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lla con Caramelo</text:p>
          </table:table-cell>
          <table:table-cell office:value-type="string" calcext:value-type="string">
            <text:p>Postre</text:p>
          </table:table-cell>
          <table:table-cell office:value-type="string" calcext:value-type="string">
            <text:p>Natilla</text:p>
          </table:table-cell>
          <table:table-cell table:number-columns-repeated="1015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Root</meta:initial-creator>
    <meta:creation-date>2023-05-12T02:33:21Z</meta:creation-date>
    <dc:date>2023-05-15T17:10:13.003820236</dc:date>
    <meta:editing-duration>PT47M40S</meta:editing-duration>
    <meta:editing-cycles>9</meta:editing-cycles>
    <meta:document-statistic meta:table-count="1" meta:cell-count="2204" meta:object-count="0"/>
  </office:meta>
</office:document-meta>
</file>